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D00000137387091252D562F19.png" manifest:media-type="image/png"/>
  <manifest:file-entry manifest:full-path="Pictures/1000000100000234000001837C15F7E76C8D6B1C.png" manifest:media-type="image/png"/>
  <manifest:file-entry manifest:full-path="Pictures/1000000100000190000000E13D3BAFD74F0EA0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70cee" officeooo:paragraph-rsid="00070ce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uem tabelas modificadas:</text:p>
      <text:p text:style-name="P1"><draw:frame draw:style-name="fr1" draw:name="Figura1" text:anchor-type="char" svg:x="-0.152cm" svg:y="0.291cm" svg:width="10.583cm" svg:height="5.953cm" draw:z-index="0"><draw:image xlink:href="Pictures/1000000100000190000000E13D3BAFD74F0EA037.png" xlink:type="simple" xlink:show="embed" xlink:actuate="onLoad" draw:mime-type="image/png"/></draw:frame></text:p>
      <text:p text:style-name="P1"/>
      <text:p text:style-name="P1"><draw:frame draw:style-name="fr1" draw:name="Figura2" text:anchor-type="char" svg:x="-0.178cm" svg:y="14.288cm" svg:width="14.923cm" svg:height="10.239cm" draw:z-index="1"><draw:image xlink:href="Pictures/1000000100000234000001837C15F7E76C8D6B1C.png" xlink:type="simple" xlink:show="embed" xlink:actuate="onLoad" draw:mime-type="image/png"/></draw:frame><draw:frame draw:style-name="fr1" draw:name="Figura3" text:anchor-type="char" svg:x="-0.164cm" svg:y="5.452cm" svg:width="16.007cm" svg:height="8.229cm" draw:z-index="2"><draw:image xlink:href="Pictures/100000010000025D00000137387091252D562F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19:55:01.099214337</meta:creation-date>
    <dc:date>2022-08-21T21:30:09.876209887</dc:date>
    <meta:editing-duration>PT1H35M9S</meta:editing-duration>
    <meta:editing-cycles>1</meta:editing-cycles>
    <meta:document-statistic meta:table-count="0" meta:image-count="3" meta:object-count="0" meta:page-count="1" meta:paragraph-count="1" meta:word-count="3" meta:character-count="27" meta:non-whitespace-character-count="25"/>
    <meta:generator>LibreOffice/7.3.5.2$Linux_X86_64 LibreOffice_project/30$Build-2</meta:generator>
  </office:meta>
</office:document-meta>
</file>